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yReader.MyReader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ReaderScannerTest_error5.test_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MyReader.read( char cbuf [ ] , int off ,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O.setTyp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